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2ba1"/>
    </style:style>
    <style:style style:name="P2" style:family="paragraph" style:parent-style-name="Heading_20_3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ce3f0" officeooo:paragraph-rsid="001ce3f0" style:font-weight-asian="normal" style:font-weight-complex="normal"/>
    </style:style>
    <style:style style:name="P4" style:family="paragraph" style:parent-style-name="Standard">
      <style:text-properties fo:font-weight="normal" officeooo:rsid="001d2ba1" officeooo:paragraph-rsid="001d2ba1" style:font-weight-asian="normal" style:font-weight-complex="normal"/>
    </style:style>
    <style:style style:name="P5" style:family="paragraph" style:parent-style-name="Standard">
      <style:text-properties fo:font-weight="normal" officeooo:rsid="00209f0b" officeooo:paragraph-rsid="00209f0b" style:font-weight-asian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>
      <style:text-properties fo:font-weight="normal" officeooo:rsid="00209f0b" officeooo:paragraph-rsid="00209f0b" style:font-weight-asian="normal" style:font-weight-complex="normal"/>
    </style:style>
    <style:style style:name="P8" style:family="paragraph" style:parent-style-name="Text_20_body" style:list-style-name="L8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9" style:family="paragraph" style:parent-style-name="Text_20_body" style:list-style-name="L8">
      <style:text-properties fo:font-weight="normal" style:font-weight-asian="normal" style:font-weight-complex="normal"/>
    </style:style>
    <style:style style:name="P10" style:family="paragraph" style:parent-style-name="Text_20_body" style:list-style-name="L9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P11" style:family="paragraph" style:parent-style-name="Text_20_body" style:list-style-name="L9">
      <style:text-properties fo:font-weight="normal" style:font-weight-asian="normal" style:font-weight-complex="normal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in" fo:margin-bottom="0in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in" fo:margin-bottom="0in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in" fo:margin-bottom="0in" style:contextual-spacing="false"/>
    </style:style>
    <style:style style:name="P24" style:family="paragraph" style:parent-style-name="Text_20_body" style:list-style-name="L8">
      <style:paragraph-properties fo:margin-top="0in" fo:margin-bottom="0in" style:contextual-spacing="false"/>
    </style:style>
    <style:style style:name="P25" style:family="paragraph" style:parent-style-name="Text_20_body" style:list-style-name="L9">
      <style:paragraph-properties fo:margin-top="0in" fo:margin-bottom="0in" style:contextual-spacing="false"/>
    </style:style>
    <style:style style:name="P26" style:family="paragraph" style:parent-style-name="Text_20_body" style:list-style-name="L10"/>
    <style:style style:name="T1" style:family="text">
      <style:text-properties officeooo:rsid="001d2ba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2ba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2ba1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t: śwait w doie globalizacji </text:p>
      <text:p text:style-name="P3"/>
      <text:p text:style-name="P4">zad 1. Moim zdaniem duży wpływ na rozwój społeczno dospodarczy świata ma: </text:p>
      <text:p text:style-name="P1"><text:span text:style-name="Strong_20_Emphasis"><text:span text:style-name="T2">-Handel międzynarodowy i umowy handlowe. Przykład</text:span></text:span><text:span text:style-name="Strong_20_Emphasis"><text:span text:style-name="T3">em jest</text:span></text:span><text:span text:style-name="T2"> </text:span><text:span text:style-name="Strong_20_Emphasis"><text:span text:style-name="T2">WTO (Światowa Organizacja Handlu)</text:span></text:span><text:span text:style-name="T2"> i umowy handlowe takie jak </text:span><text:span text:style-name="Strong_20_Emphasis"><text:span text:style-name="T2">NAFTA</text:span></text:span><text:span text:style-name="T2"> (obecnie USMCA - Umowa o Wolnym Handlu między Stanami Zjednoczonymi, Meksykiem i Kanadą). Umowy handlowe i organizacje takie jak WTO ułatwiają wymianę handlową między krajami, znosząc bariery taryfowe i nieliczne ograniczenia. To prowadzi do zwiększenia dostępu do rynków, wzrostu konkurencyjności i obniżenia kosztów dla konsumentów. Równocześnie, otwarcie rynków stwarza możliwości dla mniejszych firm na globalnej scenie oraz sprzyja rozwojowi nowych technologii i innowacji.</text:span></text:p>
      <text:p text:style-name="P1"><text:span text:style-name="Strong_20_Emphasis"><text:span text:style-name="T3">-Technologie cyfrowe i internet:</text:span></text:span></text:p>
      <text:p text:style-name="P1"><text:span text:style-name="Strong_20_Emphasis"><text:span text:style-name="T2">Przykład</text:span></text:span><text:span text:style-name="Strong_20_Emphasis"><text:span text:style-name="T3">em są</text:span></text:span><text:span text:style-name="T2"> </text:span><text:span text:style-name="Strong_20_Emphasis"><text:span text:style-name="T2">Platformy e-commerce</text:span></text:span><text:span text:style-name="T2"> takie jak </text:span><text:span text:style-name="Strong_20_Emphasis"><text:span text:style-name="T2">Amazon</text:span></text:span><text:span text:style-name="T2"> i </text:span><text:span text:style-name="Strong_20_Emphasis"><text:span text:style-name="T2">Alibaba</text:span></text:span><text:span text:style-name="T2">. Technologie cyfrowe i platformy e-commerce zmieniają sposób prowadzenia biznesu i handlu międzynarodowego. Umożliwiają firmom dotarcie do globalnych rynków bez konieczności posiadania fizycznych sklepów w różnych krajach. To prowadzi do wzrostu możliwości dla małych i średnich przedsiębiorstw oraz zwiększa dostępność produktów dla konsumentów na całym świecie. Wpływa to również na rozwój sektora technologii informacyjnej i telekomunikacji.</text:span></text:p>
      <text:p text:style-name="P3"/>
      <text:p text:style-name="P3">zad 2. Na świecie mamy wiele dużych firm o dużym wpływie na rozwój gospodarki i globalizację. Trzy z najwiękrzych takich firm to: </text:p>
      <text:p text:style-name="P3">-Apple inc. Apple to firma która zajmusie się produkcją I sprzedarzą elektroniki uźytkowej na całym świecie. Najbardziej rozpoznawalne produkty Appla to iPhone, iPad, MacBook. Firma zaprojektowała również kilka systemów operacyjnych takich jak iCloud Apple Music I App Store. </text:p>
      <text:p text:style-name="P3">-Nestle S.A. Firma ta to globalny leadedr w branży spożywczej I napojowej. Firma zajmusie się produkcją wielu produktów w tym żywności dla dzieci, zwierząt i takich jak kawa herbata czy napoje mleczne. Do jej najbardziej znanych marek należą Nescafe, Nestea <text:span text:style-name="T1">i</text:span> <text:span text:style-name="T1">P</text:span>urina. </text:p>
      <text:p text:style-name="P3">-<text:span text:style-name="T1">Toyota Motor Corporation. Toyota to japoński producent I sprzedawca samochodów na całym świecie. Produkuje samochody osobowe ciężarowe oraz chybrydowe. Toyota jest znana z innowacji technologicznych w kierunku samochodów hybrydowych i elektrycznych. </text:span></text:p>
      <text:p text:style-name="P3"/>
      <text:p text:style-name="P5">Temat: Czynniki rozwoju rolnictwa. </text:p>
      <text:p text:style-name="P5"/>
      <text:p text:style-name="P5">Zad 2. </text:p>
      <text:p text:style-name="P7">Wysoki poziom kultury rolnej przejawia się w wielu cechach działalności rolniczej. Oto kluczowe z nich:</text:p>
      <text:list text:style-name="L1">
        <text:list-item>
          <text:p text:style-name="P6"><text:span text:style-name="Strong_20_Emphasis"><text:span text:style-name="T2">Zrównoważony rozwój</text:span></text:span><text:span text:style-name="T2">: Stosowanie praktyk, które chronią środowisko, takich jak rotacja upraw, uprawy ekologiczne oraz minimalizacja użycia pestycydów i nawozów sztucznych.</text:span></text:p>
        </text:list-item>
        <text:list-item>
          <text:p text:style-name="P6"><text:span text:style-name="Strong_20_Emphasis"><text:span text:style-name="T2">Zarządzanie glebą</text:span></text:span><text:span text:style-name="T2">: Dbałość o jakość gleby poprzez jej regularne badanie, stosowanie odpowiednich nawozów organicznych oraz technik, które zapobiegają erozji.</text:span></text:p>
        </text:list-item>
        <text:list-item>
          <text:p text:style-name="P6"><text:span text:style-name="Strong_20_Emphasis"><text:span text:style-name="T2">Bioróżnorodność</text:span></text:span><text:span text:style-name="T2">: Wprowadzenie różnorodnych gatunków roślin i zwierząt, co sprzyja zdrowiu ekosystemu oraz zwiększa odporność na choroby i szkodniki.</text:span></text:p>
        </text:list-item>
        <text:list-item>
          <text:p text:style-name="P6"><text:span text:style-name="Strong_20_Emphasis"><text:span text:style-name="T2">Edukacja i innowacje</text:span></text:span><text:span text:style-name="T2">: Wdrażanie nowoczesnych technologii i metod upraw, a także ciągłe doskonalenie wiedzy i umiejętności rolników.</text:span></text:p>
        </text:list-item>
        <text:list-item>
          <text:p text:style-name="P6"><text:span text:style-name="Strong_20_Emphasis"><text:span text:style-name="T2">Zarządzanie wodą</text:span></text:span><text:span text:style-name="T2">: Efektywne wykorzystanie zasobów wodnych poprzez systemy nawadniające, zbieranie deszczówki i minimalizację strat wody.</text:span></text:p>
        </text:list-item>
        <text:list-item>
          <text:p text:style-name="P6"><text:span text:style-name="Strong_20_Emphasis"><text:span text:style-name="T2">Etyka pracy</text:span></text:span><text:span text:style-name="T2">: Uczciwe traktowanie pracowników, dbanie o ich bezpieczeństwo i warunki pracy, a także przestrzeganie zasad fair trade.</text:span></text:p>
        </text:list-item>
        <text:list-item>
          <text:p text:style-name="P6"><text:soft-page-break/><text:span text:style-name="Strong_20_Emphasis"><text:span text:style-name="T2">Relacje z lokalną społecznością</text:span></text:span><text:span text:style-name="T2">: Współpraca z lokalnymi społecznościami, promowanie produktów regionalnych oraz angażowanie się w działania na rzecz ochrony środowiska.</text:span></text:p>
        </text:list-item>
        <text:list-item>
          <text:p text:style-name="P6"><text:span text:style-name="Strong_20_Emphasis"><text:span text:style-name="T2">Certyfikacja i standardy jakości</text:span></text:span><text:span text:style-name="T2">: Uzyskiwanie certyfikatów ekologicznych lub jakościowych, które świadczą o spełnieniu wysokich standardów produkcji.</text:span></text:p>
        </text:list-item>
      </text:list>
      <text:p text:style-name="P5">Zad 4. </text:p>
      <text:p text:style-name="P7">Oto czynniki przyrodnicze i pozaprzyrodnicze, które mogą sprzyjać lub hamować rozwój rolnictwa:</text:p>
      <text:h text:style-name="P2" text:outline-level="3">Czynniki przyrodnicze</text:h>
      <text:p text:style-name="Text_20_body"><text:span text:style-name="Strong_20_Emphasis"><text:span text:style-name="T2">Sprzyjające:</text:span></text:span></text:p>
      <text:list text:style-name="L2">
        <text:list-item>
          <text:p text:style-name="P13"><text:span text:style-name="Strong_20_Emphasis"><text:span text:style-name="T2">Klimat</text:span></text:span><text:span text:style-name="T2">: Odpowiednia temperatura i opady, sprzyjające uprawom.</text:span></text:p>
        </text:list-item>
        <text:list-item>
          <text:p text:style-name="P13"><text:span text:style-name="Strong_20_Emphasis"><text:span text:style-name="T2">Gleby</text:span></text:span><text:span text:style-name="T2">: Żyzne, urodzajne gleby, które wspierają wzrost roślin.</text:span></text:p>
        </text:list-item>
        <text:list-item>
          <text:p text:style-name="P13"><text:span text:style-name="Strong_20_Emphasis"><text:span text:style-name="T2">Topografia</text:span></text:span><text:span text:style-name="T2">: Płaskie tereny ułatwiające uprawy i hodowlę.</text:span></text:p>
        </text:list-item>
        <text:list-item>
          <text:p text:style-name="P12"><text:span text:style-name="Strong_20_Emphasis"><text:span text:style-name="T2">Dostęp do wody</text:span></text:span><text:span text:style-name="T2">: Bliskość rzek, jezior lub systemów nawadniających.</text:span></text:p>
        </text:list-item>
      </text:list>
      <text:p text:style-name="Text_20_body"><text:span text:style-name="Strong_20_Emphasis"><text:span text:style-name="T2">Hamujące:</text:span></text:span></text:p>
      <text:list text:style-name="L3">
        <text:list-item>
          <text:p text:style-name="P15"><text:span text:style-name="Strong_20_Emphasis"><text:span text:style-name="T2">Niekorzystny klimat</text:span></text:span><text:span text:style-name="T2">: Ekstremalne warunki pogodowe, jak susze czy przymrozki.</text:span></text:p>
        </text:list-item>
        <text:list-item>
          <text:p text:style-name="P15"><text:span text:style-name="Strong_20_Emphasis"><text:span text:style-name="T2">Degradacja gleby</text:span></text:span><text:span text:style-name="T2">: Erozja, zasolenie czy zanieczyszczenie gleb.</text:span></text:p>
        </text:list-item>
        <text:list-item>
          <text:p text:style-name="P15"><text:span text:style-name="Strong_20_Emphasis"><text:span text:style-name="T2">Brak wody</text:span></text:span><text:span text:style-name="T2">: Niedobór wód gruntowych lub powierzchniowych.</text:span></text:p>
        </text:list-item>
        <text:list-item>
          <text:p text:style-name="P14"><text:span text:style-name="Strong_20_Emphasis"><text:span text:style-name="T2">Ekstremalne ukształtowanie terenu</text:span></text:span><text:span text:style-name="T2">: Wzgórza czy góry, które utrudniają uprawy.</text:span></text:p>
        </text:list-item>
      </text:list>
      <text:h text:style-name="P2" text:outline-level="3">Czynniki pozaprzyrodnicze</text:h>
      <text:p text:style-name="Text_20_body"><text:span text:style-name="Strong_20_Emphasis"><text:span text:style-name="T2">Sprzyjające:</text:span></text:span></text:p>
      <text:list text:style-name="L4">
        <text:list-item>
          <text:p text:style-name="P17"><text:span text:style-name="Strong_20_Emphasis"><text:span text:style-name="T2">Infrastruktura</text:span></text:span><text:span text:style-name="T2">: Dobry dostęp do dróg, rynków zbytu i transportu.</text:span></text:p>
        </text:list-item>
        <text:list-item>
          <text:p text:style-name="P17"><text:span text:style-name="Strong_20_Emphasis"><text:span text:style-name="T2">Wsparcie finansowe</text:span></text:span><text:span text:style-name="T2">: Dotacje, kredyty i programy wsparcia dla rolników.</text:span></text:p>
        </text:list-item>
        <text:list-item>
          <text:p text:style-name="P17"><text:span text:style-name="Strong_20_Emphasis"><text:span text:style-name="T2">Edukacja</text:span></text:span><text:span text:style-name="T2">: Dostęp do szkoleń i informacji o nowoczesnych technologiach rolniczych.</text:span></text:p>
        </text:list-item>
        <text:list-item>
          <text:p text:style-name="P16"><text:span text:style-name="Strong_20_Emphasis"><text:span text:style-name="T2">Współpraca lokalna</text:span></text:span><text:span text:style-name="T2">: Silne organizacje rolnicze i współpraca z innymi rolnikami.</text:span></text:p>
        </text:list-item>
      </text:list>
      <text:p text:style-name="Text_20_body"><text:span text:style-name="Strong_20_Emphasis"><text:span text:style-name="T2">Hamujące:</text:span></text:span></text:p>
      <text:list text:style-name="L5">
        <text:list-item>
          <text:p text:style-name="P19"><text:span text:style-name="Strong_20_Emphasis"><text:span text:style-name="T2">Regulacje prawne</text:span></text:span><text:span text:style-name="T2">: Ograniczenia dotyczące użytkowania ziemi, które mogą utrudniać rozwój.</text:span></text:p>
        </text:list-item>
        <text:list-item>
          <text:p text:style-name="P19"><text:span text:style-name="Strong_20_Emphasis"><text:span text:style-name="T2">Problemy ekonomiczne</text:span></text:span><text:span text:style-name="T2">: Wysokie koszty produkcji, niskie ceny skupu.</text:span></text:p>
        </text:list-item>
        <text:list-item>
          <text:p text:style-name="P19"><text:span text:style-name="Strong_20_Emphasis"><text:span text:style-name="T2">Brak dostępu do technologii</text:span></text:span><text:span text:style-name="T2">: Niska innowacyjność i trudności w dostępie do nowoczesnych rozwiązań.</text:span></text:p>
        </text:list-item>
        <text:list-item>
          <text:p text:style-name="P18"><text:span text:style-name="Strong_20_Emphasis"><text:span text:style-name="T2">Zmiany demograficzne</text:span></text:span><text:span text:style-name="T2">: Migracja młodych ludzi do miast, co prowadzi do spadku liczby osób pracujących w rolnictwie.</text:span></text:p>
        </text:list-item>
      </text:list>
      <text:p text:style-name="P5">Temat: Główne obszary upraw. </text:p>
      <text:p text:style-name="P5"/>
      <text:p text:style-name="P5">Zad 1. </text:p>
      <text:p text:style-name="P7">Oto pięć przykładów owoców i warzyw uprawianych w polskiej strefie klimatycznej:</text:p>
      <text:h text:style-name="P2" text:outline-level="3">Owoce:</text:h>
      <text:list text:style-name="L6">
        <text:list-item>
          <text:p text:style-name="P21"><text:span text:style-name="Strong_20_Emphasis"><text:span text:style-name="T2">Jabłka</text:span></text:span></text:p>
        </text:list-item>
        <text:list-item>
          <text:p text:style-name="P21"><text:span text:style-name="Strong_20_Emphasis"><text:span text:style-name="T2">Gruszki</text:span></text:span></text:p>
        </text:list-item>
        <text:list-item>
          <text:p text:style-name="P21"><text:soft-page-break/><text:span text:style-name="Strong_20_Emphasis"><text:span text:style-name="T2">Śliwki</text:span></text:span></text:p>
        </text:list-item>
        <text:list-item>
          <text:p text:style-name="P21"><text:span text:style-name="Strong_20_Emphasis"><text:span text:style-name="T2">Maliny</text:span></text:span></text:p>
        </text:list-item>
        <text:list-item>
          <text:p text:style-name="P20"><text:span text:style-name="Strong_20_Emphasis"><text:span text:style-name="T2">Truskawki</text:span></text:span></text:p>
        </text:list-item>
      </text:list>
      <text:h text:style-name="P2" text:outline-level="3">Warzywa:</text:h>
      <text:list text:style-name="L7">
        <text:list-item>
          <text:p text:style-name="P23"><text:span text:style-name="Strong_20_Emphasis"><text:span text:style-name="T2">Marchew</text:span></text:span></text:p>
        </text:list-item>
        <text:list-item>
          <text:p text:style-name="P23"><text:span text:style-name="Strong_20_Emphasis"><text:span text:style-name="T2">Ziemniaki</text:span></text:span></text:p>
        </text:list-item>
        <text:list-item>
          <text:p text:style-name="P23"><text:span text:style-name="Strong_20_Emphasis"><text:span text:style-name="T2">Kapusta</text:span></text:span></text:p>
        </text:list-item>
        <text:list-item>
          <text:p text:style-name="P23"><text:span text:style-name="Strong_20_Emphasis"><text:span text:style-name="T2">Pomidory</text:span></text:span></text:p>
        </text:list-item>
        <text:list-item>
          <text:p text:style-name="P22"><text:span text:style-name="Strong_20_Emphasis"><text:span text:style-name="T2">Cebula</text:span></text:span></text:p>
        </text:list-item>
      </text:list>
      <text:p text:style-name="P7">zad 2. </text:p>
      <text:p text:style-name="P7">Oto dwa przykłady roślin, które należą do więcej niż jednej grupy, oraz informacje o ich zastosowaniu:</text:p>
      <text:h text:style-name="Heading_20_3" text:outline-level="3"><text:span text:style-name="T2">1. </text:span><text:span text:style-name="Strong_20_Emphasis"><text:span text:style-name="T2">Pomidor</text:span></text:span></text:h>
      <text:list text:style-name="L8">
        <text:list-item>
          <text:p text:style-name="P24"><text:span text:style-name="Strong_20_Emphasis"><text:span text:style-name="T2">Grupy</text:span></text:span><text:span text:style-name="T2">: Warzywa i owoce</text:span></text:p>
        </text:list-item>
        <text:list-item>
          <text:p text:style-name="P24"><text:span text:style-name="Strong_20_Emphasis"><text:span text:style-name="T2">Zastosowanie</text:span></text:span><text:span text:style-name="T2">:</text:span></text:p>
          <text:list>
            <text:list-item>
              <text:p text:style-name="P8">Jako warzywo, pomidory są często używane w sałatkach, zupach, sosach i jako dodatek do dań głównych.</text:p>
            </text:list-item>
            <text:list-item>
              <text:p text:style-name="P9">Jako owoce, można je spożywać na surowo, w smoothie lub w deserach.</text:p>
            </text:list-item>
          </text:list>
        </text:list-item>
      </text:list>
      <text:h text:style-name="Heading_20_3" text:outline-level="3"><text:span text:style-name="T2">2. </text:span><text:span text:style-name="Strong_20_Emphasis"><text:span text:style-name="T2">Papryka</text:span></text:span></text:h>
      <text:list text:style-name="L9">
        <text:list-item>
          <text:p text:style-name="P25"><text:span text:style-name="Strong_20_Emphasis"><text:span text:style-name="T2">Grupy</text:span></text:span><text:span text:style-name="T2">: Warzywa i przyprawy</text:span></text:p>
        </text:list-item>
        <text:list-item>
          <text:p text:style-name="P25"><text:span text:style-name="Strong_20_Emphasis"><text:span text:style-name="T2">Zastosowanie</text:span></text:span><text:span text:style-name="T2">:</text:span></text:p>
          <text:list>
            <text:list-item>
              <text:p text:style-name="P10">Jako warzywo, papryka jest popularna w sałatkach, stir-fry, zupach i daniach zapiekanych.</text:p>
            </text:list-item>
            <text:list-item>
              <text:p text:style-name="P11">Jako przyprawa, suszona papryka (np. słodka lub ostra) jest używana do wzbogacania smaku potraw, sosów i marynat.</text:p>
            </text:list-item>
          </text:list>
        </text:list-item>
      </text:list>
      <text:p text:style-name="P5">Temat: Chów zwierząt. </text:p>
      <text:p text:style-name="P5">Zad 1. </text:p>
      <text:p text:style-name="P7">W Azji wykorzystanie bydła do celów gospodarczych jest ograniczone z kilku powodów:</text:p>
      <text:list text:style-name="L10">
        <text:list-item>
          <text:p text:style-name="P26"><text:span text:style-name="Strong_20_Emphasis"><text:span text:style-name="T2">Tradycje hodowlane</text:span></text:span><text:span text:style-name="T2">: W niektórych regionach Azji tradycyjnie dominuje hodowla innych zwierząt, takich jak kozy, owce czy kury, które są bardziej dostosowane do lokalnych warunków i potrzeb.</text:span></text:p>
        </text:list-item>
        <text:list-item>
          <text:p text:style-name="P26"><text:span text:style-name="Strong_20_Emphasis"><text:span text:style-name="T2">Dostosowanie do warunków</text:span></text:span><text:span text:style-name="T2">: Wiele obszarów Azji charakteryzuje się trudnymi warunkami glebowymi i klimatycznymi, co sprawia, że hodowla bydła może być mniej opłacalna niż inne formy produkcji zwierzęcej.</text:span></text:p>
        </text:list-item>
        <text:list-item>
          <text:p text:style-name="P26"><text:span text:style-name="Strong_20_Emphasis"><text:span text:style-name="T2">Zastosowanie bydła</text:span></text:span><text:span text:style-name="T2">: W wielu krajach azjatyckich bydło jest głównie traktowane jako zwierzęta robocze (np. do orki), a nie jako źródło mięsa. W kulturach, takich jak w Indiach, bydło ma również znaczenie religijne, co ogranicza jego wykorzystanie do produkcji mięsa.</text:span></text:p>
        </text:list-item>
        <text:list-item>
          <text:p text:style-name="P26"><text:span text:style-name="Strong_20_Emphasis"><text:span text:style-name="T2">Problemy z paszą</text:span></text:span><text:span text:style-name="T2">: W regionach o gęstości zaludnienia, gdzie ziemię wykorzystuje się głównie do uprawy roślin, dostęp do paszy dla bydła może być ograniczony.</text:span></text:p>
        </text:list-item>
        <text:list-item>
          <text:p text:style-name="P26"><text:soft-page-break/><text:span text:style-name="Strong_20_Emphasis"><text:span text:style-name="T2">Zróżnicowane diety</text:span></text:span><text:span text:style-name="T2">: W wielu krajach azjatyckich istnieje duże zróżnicowanie w diecie, co prowadzi do większego popytu na inne źródła białka, takie jak ryby, drób czy produkty roślinne.</text:span></text:p>
        </text:list-item>
      </text:list>
      <text:p text:style-name="P5">Zad 2. </text:p>
      <text:p text:style-name="P5">Chów trzody chlewnej w krajach muzułmańskich ma znikome znaczenie z kilku kluczowych powodów:</text:p>
      <text:p text:style-name="P5"/>
      <text:p text:style-name="P5">1.Zakazy religijne: W islamie wieprzowina jest uznawana za nieczystą (haram), co znacząco ogranicza jej hodowlę i konsumpcję. W związku z tym, chów świń nie jest praktykowany w wielu krajach muzułmańskich.</text:p>
      <text:p text:style-name="P5"/>
      <text:p text:style-name="P5">2.Alternatywne źródła białka: W tych krajach często kładzie się większy nacisk na hodowlę innych zwierząt, takich jak owce, kozy czy drób, które są dozwolone i stanowią alternatywne źródła białka.</text:p>
      <text:p text:style-name="P5"/>
      <text:p text:style-name="P5">3.Kulturowe preferencje: W kulturach muzułmańskich istnieje silna tradycja związana z hodowlą zwierząt, które są zgodne z zasadami religijnymi, co wpływa na wybór gatunków zwierząt do chowu.</text:p>
      <text:p text:style-name="P5"/>
      <text:p text:style-name="P5">4.Warunki hodowlane: W niektórych regionach, warunki klimatyczne i dostępność paszy mogą również wpływać na decyzje dotyczące hodowli zwierząt, co prowadzi do mniejszego zainteresowania chowem trzody chlewnej.</text:p>
      <text:p text:style-name="P5"/>
      <text:p text:style-name="P5">5.Polityki rolnicze: W wielu krajach muzułmańskich polityki rolnicze i programy rozwoju rolnictwa koncentrują się na dozwolonych formach produkcji zwierzęcej, co sprawia, że chów świń nie jest wspierany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11:05.788992741</meta:creation-date>
    <dc:date>2024-10-21T22:03:57.424839801</dc:date>
    <meta:editing-duration>PT13M50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4" meta:paragraph-count="86" meta:word-count="1110" meta:character-count="7941" meta:non-whitespace-character-count="6949"/>
  </office:meta>
</office:document-meta>
</file>